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.3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.3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96cm" svg:height="1.344cm" svg:x="7.415cm" svg:y="1.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8.442cm" svg:height="1.269cm" svg:x="5.992cm" svg:y="2.893cm">
          <text:p text:style-name="P1">Output “Please Input N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213cm" svg:y1="2.444cm" svg:x2="10.213cm" svg:y2="2.893cm" draw:start-shape="id1" draw:start-glue-point="6" draw:end-shape="id2" draw:end-glue-point="5" svg:d="M10213 2444v449" svg:viewBox="0 0 1 450">
          <text:p/>
        </draw:connector>
        <draw:custom-shape draw:style-name="gr1" draw:text-style-name="P1" xml:id="id3" draw:id="id3" draw:layer="layout" svg:width="7.114cm" svg:height="1.045cm" svg:x="6.656cm" svg:y="4.611cm">
          <text:p text:style-name="P1">Input <text:s/>Max_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213cm" svg:y1="4.162cm" svg:x2="10.213cm" svg:y2="4.611cm" draw:start-shape="id2" draw:start-glue-point="8" draw:end-shape="id3" draw:end-glue-point="5" svg:d="M10213 4162v449" svg:viewBox="0 0 1 450">
          <text:p/>
        </draw:connector>
        <draw:custom-shape draw:style-name="gr1" draw:text-style-name="P1" xml:id="id4" draw:id="id4" draw:layer="layout" svg:width="7.683cm" svg:height="1.121cm" svg:x="6.371cm" svg:y="6.104cm">
          <text:p text:style-name="P1">count = <text:s/>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13cm" svg:y1="5.656cm" svg:x2="10.213cm" svg:y2="6.104cm" draw:start-shape="id3" draw:start-glue-point="8" draw:end-shape="id4" draw:end-glue-point="4" svg:d="M10213 5656v448" svg:viewBox="0 0 1 449">
          <text:p/>
        </draw:connector>
        <draw:custom-shape draw:style-name="gr1" draw:text-style-name="P1" xml:id="id5" draw:id="id5" draw:layer="layout" svg:width="7.873cm" svg:height="2.016cm" svg:x="6.276cm" svg:y="9.242cm">
          <text:p text:style-name="P1">While count &lt;= Max_numb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6" draw:id="id6" draw:layer="layout" svg:width="10.528cm" svg:height="1.493cm" svg:x="4.949cm" svg:y="11.707cm">
          <text:p text:style-name="P1">Total = Total * cou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10.213cm" svg:y1="11.258cm" svg:x2="10.213cm" svg:y2="11.707cm" draw:start-shape="id5" draw:start-glue-point="8" draw:end-shape="id6" draw:end-glue-point="4" svg:d="M10213 11258v449" svg:viewBox="0 0 1 450">
          <text:p/>
        </draw:connector>
        <draw:custom-shape draw:style-name="gr1" draw:text-style-name="P1" xml:id="id7" draw:id="id7" draw:layer="layout" svg:width="5.596cm" svg:height="1.12cm" svg:x="7.415cm" svg:y="13.649cm">
          <text:p text:style-name="P1">Count = count +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13cm" svg:y1="13.2cm" svg:x2="10.213cm" svg:y2="13.649cm" draw:start-shape="id6" draw:start-glue-point="6" draw:end-shape="id7" draw:end-glue-point="4" svg:d="M10213 13200v449" svg:viewBox="0 0 1 450">
          <text:p/>
        </draw:connector>
        <draw:connector draw:style-name="gr2" draw:text-style-name="P1" draw:layer="layout" draw:line-skew="0cm 1.039cm" svg:x1="10.213cm" svg:y1="14.769cm" svg:x2="14.149cm" svg:y2="10.25cm" draw:start-shape="id7" draw:start-glue-point="6" draw:end-shape="id5" draw:end-glue-point="10" svg:d="M10213 14769v502h5587v-5021h-1651" svg:viewBox="0 0 5588 5022">
          <text:p/>
        </draw:connector>
        <draw:frame draw:style-name="gr3" draw:layer="layout" svg:width="0.891cm" svg:height="0.962cm" svg:x="10.26cm" svg:y="11.184cm">
          <draw:text-box>
            <text:p>T</text:p>
          </draw:text-box>
        </draw:frame>
        <draw:frame draw:style-name="gr4" draw:layer="layout" svg:width="0.891cm" svg:height="0.962cm" svg:x="5.328cm" svg:y="9.54cm">
          <draw:text-box>
            <text:p>F</text:p>
          </draw:text-box>
        </draw:frame>
        <draw:custom-shape draw:style-name="gr1" draw:text-style-name="P1" xml:id="id8" draw:id="id8" draw:layer="layout" svg:width="7.494cm" svg:height="1.195cm" svg:x="6.466cm" svg:y="16.188cm">
          <text:p text:style-name="P1">Print Tota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line-skew="-1.46cm" svg:x1="6.276cm" svg:y1="10.25cm" svg:x2="10.213cm" svg:y2="16.188cm" draw:start-shape="id5" draw:start-glue-point="6" draw:end-shape="id8" draw:end-glue-point="5" svg:d="M6276 10250h-2076v3473h6013v2465" svg:viewBox="0 0 6014 5939">
          <text:p/>
        </draw:connector>
        <draw:custom-shape draw:style-name="gr1" draw:text-style-name="P1" xml:id="id9" draw:id="id9" draw:layer="layout" svg:width="2.94cm" svg:height="1.494cm" svg:x="8.743cm" svg:y="17.90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213cm" svg:y1="17.383cm" svg:x2="10.213cm" svg:y2="17.906cm" draw:start-shape="id8" draw:start-glue-point="8" draw:end-shape="id9" draw:end-glue-point="4" svg:d="M10213 17383v523" svg:viewBox="0 0 1 524">
          <text:p/>
        </draw:connector>
        <draw:custom-shape draw:style-name="gr1" draw:text-style-name="P1" xml:id="id10" draw:id="id10" draw:layer="layout" svg:width="7.683cm" svg:height="1.12cm" svg:x="6.371cm" svg:y="7.673cm">
          <text:p text:style-name="P1">total = <text:s/>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13cm" svg:y1="7.225cm" svg:x2="10.213cm" svg:y2="7.673cm" draw:start-shape="id4" draw:start-glue-point="6" draw:end-shape="id10" draw:end-glue-point="4" svg:d="M10213 7225v448" svg:viewBox="0 0 1 449">
          <text:p/>
        </draw:connector>
        <draw:connector draw:style-name="gr2" draw:text-style-name="P1" draw:layer="layout" svg:x1="10.213cm" svg:y1="8.793cm" svg:x2="10.213cm" svg:y2="9.242cm" draw:start-shape="id10" draw:start-glue-point="6" draw:end-shape="id5" draw:end-glue-point="4" svg:d="M10213 8793v449" svg:viewBox="0 0 1 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13:38:38.324000000</meta:creation-date>
    <dc:date>2014-10-17T14:31:16.499000000</dc:date>
    <meta:editing-duration>PT37M17S</meta:editing-duration>
    <meta:editing-cycles>2</meta:editing-cycles>
    <meta:generator>LibreOffice/4.2.5.2$Windows_x86 LibreOffice_project/61cb170a04bb1f12e77c884eab9192be736ec5f5</meta:generator>
    <meta:document-statistic meta:object-count="22"/>
  </office:meta>
</office:document-meta>
</file>